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O CLEANING</text:p>
          </table:table-cell>
          <table:table-cell office:value-type="string" calcext:value-type="string">
            <text:p>C/s</text:p>
          </table:table-cell>
          <table:table-cell office:value-type="string" calcext:value-type="string">
            <text:p>Clean C/s</text:p>
          </table:table-cell>
          <table:table-cell/>
          <table:table-cell office:value-type="string" calcext:value-type="string">
            <text:p>CLEANING</text:p>
          </table:table-cell>
          <table:table-cell office:value-type="string" calcext:value-type="string">
            <text:p>C/s</text:p>
          </table:table-cell>
          <table:table-cell office:value-type="string" calcext:value-type="string">
            <text:p>Clean C/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ckground</text:p>
          </table:table-cell>
          <table:table-cell office:value-type="float" office:value="0.715433" calcext:value-type="float">
            <text:p>0,715433</text:p>
          </table:table-cell>
          <table:table-cell office:value-type="string" calcext:value-type="string">
            <text:p>-----------------</text:p>
          </table:table-cell>
          <table:table-cell/>
          <table:table-cell office:value-type="string" calcext:value-type="string">
            <text:p>Background</text:p>
          </table:table-cell>
          <table:table-cell office:value-type="float" office:value="0.684867" calcext:value-type="float">
            <text:p>0,684867</text:p>
          </table:table-cell>
          <table:table-cell office:value-type="string" calcext:value-type="string">
            <text:p>-------------------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s-137</text:p>
          </table:table-cell>
          <table:table-cell office:value-type="float" office:value="3.48152" calcext:value-type="float">
            <text:p>3,48152</text:p>
          </table:table-cell>
          <table:table-cell office:value-type="float" office:value="2.80813" calcext:value-type="float">
            <text:p>2,80813</text:p>
          </table:table-cell>
          <table:table-cell/>
          <table:table-cell office:value-type="string" calcext:value-type="string">
            <text:p>Cs-137_larga</text:p>
          </table:table-cell>
          <table:table-cell office:value-type="float" office:value="4.81746" calcext:value-type="float">
            <text:p>4,81746</text:p>
          </table:table-cell>
          <table:table-cell office:value-type="float" office:value="4.13283" calcext:value-type="float">
            <text:p>4,132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r_90</text:p>
          </table:table-cell>
          <table:table-cell office:value-type="float" office:value="37.3155" calcext:value-type="float">
            <text:p>37,3155</text:p>
          </table:table-cell>
          <table:table-cell office:value-type="float" office:value="36.6002" calcext:value-type="float">
            <text:p>36,6002</text:p>
          </table:table-cell>
          <table:table-cell/>
          <table:table-cell office:value-type="string" calcext:value-type="string">
            <text:p>Cs-137 corta</text:p>
          </table:table-cell>
          <table:table-cell office:value-type="float" office:value="4.80489" calcext:value-type="float">
            <text:p>4,80489</text:p>
          </table:table-cell>
          <table:table-cell office:value-type="float" office:value="4.12096" calcext:value-type="float">
            <text:p>4,1209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r_90 larga</text:p>
          </table:table-cell>
          <table:table-cell office:value-type="float" office:value="47.0699" calcext:value-type="float">
            <text:p>47,0699</text:p>
          </table:table-cell>
          <table:table-cell office:value-type="float" office:value="46.3851" calcext:value-type="float">
            <text:p>46,385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r_90 corta</text:p>
          </table:table-cell>
          <table:table-cell office:value-type="float" office:value="47.1471" calcext:value-type="float">
            <text:p>47,1471</text:p>
          </table:table-cell>
          <table:table-cell office:value-type="float" office:value="46.4624" calcext:value-type="float">
            <text:p>46,4624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8:02:45.558537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01:15.888608769</meta:creation-date>
    <dc:date>2020-02-06T18:12:27.550796555</dc:date>
    <meta:editing-duration>PT16M42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